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ActionModel.getActionName( Declaration sourc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ActionModel.GenActionModel( Declaration sourceElement , GenStrutsApp parentApp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ActionModel.getFormBean( Declaration sourceElement , GenStrutsApp parentA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ActionModel.setRolesAllowed( AnnotationInstance annotation , ClassDeclaration jclass , GenStrutsApp parentAp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GenActionModel.GenActionModel( String actionName , AnnotationInstance ann , GenStrutsApp parentApp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ActionModel.getActionAnnotation( Declaration sourc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ActionModel.getForwards( AnnotationInstance annotation , ClassDeclaration jclass , Gen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ActionModel.addFormBean( TypeInstance paramType , GenStrutsApp parentA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ActionModel.init( String actionName , AnnotationInstance annotation , GenStrutsApp parentApp , ClassDeclaration j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